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table:formula="of:=IF([.A4]&lt;&gt;&quot;&quot;;[.A4];&quot;&quot;)" office:value-type="float" office:value="1" calcext:value-type="float">
            <text:p>1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ilan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desig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yla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vanmar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table:formula="of:=IF([.A12]&lt;&gt;&quot;&quot;;[.A12];&quot;&quot;)" office:value-type="string" office:string-value="2.1" calcext:value-type="string">
            <text:p>2.1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-O-L-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3de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table:formula="of:=IF([.A14]&lt;&gt;&quot;&quot;;[.A14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. B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ulia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änseblümc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formula="of:=IF([.A17]&lt;&gt;&quot;&quot;;[.A17];&quot;&quot;)" office:value-type="string" office:string-value="2.2" calcext:value-type="string">
            <text:p>2.2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table:formula="of:=IF([.A19]&lt;&gt;&quot;&quot;;[.A19];&quot;&quot;)">
            <text:p/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table:formula="of:=IF([.A20]&lt;&gt;&quot;&quot;;[.A20];&quot;&quot;)">
            <text:p/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table:formula="of:=IF([.A21]&lt;&gt;&quot;&quot;;[.A21];&quot;&quot;)">
            <text:p/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table:formula="of:=IF([.A23]&lt;&gt;&quot;&quot;;[.A2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table:formula="of:=IF([.A24]&lt;&gt;&quot;&quot;;[.A24];&quot;&quot;)" office:value-type="string" office:string-value="2.3" calcext:value-type="string">
            <text:p>2.3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rau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table:formula="of:=IF([.A25]&lt;&gt;&quot;&quot;;[.A2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okun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table:formula="of:=IF([.A28]&lt;&gt;&quot;&quot;;[.A28];&quot;&quot;)" office:value-type="string" office:string-value="2.4" calcext:value-type="string">
            <text:p>2.4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ickyse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table:formula="of:=IF([.A29]&lt;&gt;&quot;&quot;;[.A2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lst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table:formula="of:=IF([.A30]&lt;&gt;&quot;&quot;;[.A3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sk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table:formula="of:=IF([.A31]&lt;&gt;&quot;&quot;;[.A3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orand198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table:formula="of:=IF([.A32]&lt;&gt;&quot;&quot;;[.A32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table:formula="of:=IF([.A33]&lt;&gt;&quot;&quot;;[.A33];&quot;&quot;)" office:value-type="string" office:string-value="3.1" calcext:value-type="string">
            <text:p>3.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table:formula="of:=IF([.A34]&lt;&gt;&quot;&quot;;[.A34];&quot;&quot;)">
            <text:p/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table:formula="of:=IF([.A35]&lt;&gt;&quot;&quot;;[.A3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rhard Prant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table:formula="of:=IF([.A36]&lt;&gt;&quot;&quot;;[.A3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 CollageAr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table:formula="of:=IF([.A37]&lt;&gt;&quot;&quot;;[.A37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formula="of:=IF([.A38]&lt;&gt;&quot;&quot;;[.A3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jinC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table:formula="of:=IF([.A39]&lt;&gt;&quot;&quot;;[.A39];&quot;&quot;)" office:value-type="string" office:string-value="3.2" calcext:value-type="string">
            <text:p>3.2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formula="of:=IF([.A40]&lt;&gt;&quot;&quot;;[.A40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ngerco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table:formula="of:=IF([.A41]&lt;&gt;&quot;&quot;;[.A41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horben Wenge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table:formula="of:=IF([.A42]&lt;&gt;&quot;&quot;;[.A42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udolf ort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table:formula="of:=IF([.A43]&lt;&gt;&quot;&quot;;[.A4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ardinell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table:formula="of:=IF([.A44]&lt;&gt;&quot;&quot;;[.A44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iepmann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table:formula="of:=IF([.A45]&lt;&gt;&quot;&quot;;[.A4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ichtkunst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table:formula="of:=IF([.A46]&lt;&gt;&quot;&quot;;[.A4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table:formula="of:=IF([.A47]&lt;&gt;&quot;&quot;;[.A47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r.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table:formula="of:=IF([.A48]&lt;&gt;&quot;&quot;;[.A48];&quot;&quot;)" office:value-type="string" office:string-value="3.3" calcext:value-type="string">
            <text:p>3.3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man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table:formula="of:=IF([.A49]&lt;&gt;&quot;&quot;;[.A49];&quot;&quot;)">
            <text:p/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cas Cranach d. Ä., 15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table:formula="of:=IF([.A50]&lt;&gt;&quot;&quot;;[.A5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table:formula="of:=IF([.A51]&lt;&gt;&quot;&quot;;[.A51];&quot;&quot;)" office:value-type="string" office:string-value="3.4" calcext:value-type="string">
            <text:p>3.4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mo_47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table:formula="of:=IF([.A52]&lt;&gt;&quot;&quot;;[.A52];&quot;&quot;)">
            <text:p/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table:formula="of:=IF([.A53]&lt;&gt;&quot;&quot;;[.A53];&quot;&quot;)" office:value-type="string" office:string-value="3.5" calcext:value-type="string">
            <text:p>3.5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table:formula="of:=IF([.A54]&lt;&gt;&quot;&quot;;[.A54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afe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 table:formula="of:=IF([.A55]&lt;&gt;&quot;&quot;;[.A55];&quot;&quot;)" office:value-type="string" office:string-value="3.6" calcext:value-type="string">
            <text:p>3.6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hristoph Fis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 table:formula="of:=IF([.A56]&lt;&gt;&quot;&quot;;[.A56];&quot;&quot;)" office:value-type="string" office:string-value="3.7" calcext:value-type="string">
            <text:p>3.7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hristoph Fis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8</text:p>
          </table:table-cell>
          <table:table-cell/>
          <table:table-cell table:formula="of:=IF([.A57]&lt;&gt;&quot;&quot;;[.A57];&quot;&quot;)" office:value-type="string" office:string-value="3.8" calcext:value-type="string">
            <text:p>3.8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table:formula="of:=IF([.A58]&lt;&gt;&quot;&quot;;[.A58];&quot;&quot;)" office:value-type="string" office:string-value="3.9" calcext:value-type="string">
            <text:p>3.9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table:formula="of:=IF([.A59]&lt;&gt;&quot;&quot;;[.A59];&quot;&quot;)" office:value-type="string" office:string-value="3.10" calcext:value-type="string">
            <text:p>3.10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table:formula="of:=IF([.A60]&lt;&gt;&quot;&quot;;[.A60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aob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table:formula="of:=IF([.A61]&lt;&gt;&quot;&quot;;[.A61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ifta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IF([.A62]&lt;&gt;&quot;&quot;;[.A62];&quot;&quot;)">
            <text:p/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table:formula="of:=IF([.A63]&lt;&gt;&quot;&quot;;[.A63];&quot;&quot;)" office:value-type="string" office:string-value="3.11" calcext:value-type="string">
            <text:p>3.11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table:formula="of:=IF([.A64]&lt;&gt;&quot;&quot;;[.A64];&quot;&quot;)" office:value-type="string" office:string-value="3.12" calcext:value-type="string">
            <text:p>3.12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table:formula="of:=IF([.A65]&lt;&gt;&quot;&quot;;[.A65];&quot;&quot;)" office:value-type="string" office:string-value="3.13" calcext:value-type="string">
            <text:p>3.13</text:p>
          </table:table-cell>
          <table:table-cell office:value-type="string" calcext:value-type="string">
            <text:p>vectorsdaily.com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table:formula="of:=IF([.A66]&lt;&gt;&quot;&quot;;[.A6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urz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table:formula="of:=IF([.A67]&lt;&gt;&quot;&quot;;[.A67];&quot;&quot;)" office:value-type="string" office:string-value="3.14" calcext:value-type="string">
            <text:p>3.14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.r.wagn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table:formula="of:=IF([.A68]&lt;&gt;&quot;&quot;;[.A68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gieconscio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table:formula="of:=IF([.A69]&lt;&gt;&quot;&quot;;[.A6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dreas Morlo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table:formula="of:=IF([.A70]&lt;&gt;&quot;&quot;;[.A7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.r.wagn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table:formula="of:=IF([.A71]&lt;&gt;&quot;&quot;;[.A71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sman Zöll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table:formula="of:=IF([.A72]&lt;&gt;&quot;&quot;;[.A72];&quot;&quot;)" office:value-type="string" office:string-value="4.1" calcext:value-type="string">
            <text:p>4.1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table:formula="of:=IF([.A73]&lt;&gt;&quot;&quot;;[.A73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ans-Jakob Wein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table:formula="of:=IF([.A74]&lt;&gt;&quot;&quot;;[.A74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table:formula="of:=IF([.A75]&lt;&gt;&quot;&quot;;[.A7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table:formula="of:=IF([.A76]&lt;&gt;&quot;&quot;;[.A7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iepmann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table:formula="of:=IF([.A77]&lt;&gt;&quot;&quot;;[.A77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lmann Jör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table:formula="of:=IF([.A78]&lt;&gt;&quot;&quot;;[.A78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udolf ortn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table:formula="of:=IF([.A79]&lt;&gt;&quot;&quot;;[.A79];&quot;&quot;)">
            <text:p/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errilee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table:formula="of:=IF([.A80]&lt;&gt;&quot;&quot;;[.A80];&quot;&quot;)" office:value-type="string" office:string-value="4.3" calcext:value-type="string">
            <text:p>4.3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aob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table:formula="of:=IF([.A81]&lt;&gt;&quot;&quot;;[.A81];&quot;&quot;)" office:value-type="string" office:string-value="4.4" calcext:value-type="string">
            <text:p>4.4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miliano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table:formula="of:=IF([.A82]&lt;&gt;&quot;&quot;;[.A82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mBroug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table:formula="of:=IF([.A83]&lt;&gt;&quot;&quot;;[.A83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adgetsco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 table:formula="of:=IF([.A84]&lt;&gt;&quot;&quot;;[.A84];&quot;&quot;)">
            <text:p/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hristoph Fisch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table:formula="of:=IF([.A85]&lt;&gt;&quot;&quot;;[.A85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ecul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table:formula="of:=IF([.A86]&lt;&gt;&quot;&quot;;[.A8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oo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table:formula="of:=IF([.A87]&lt;&gt;&quot;&quot;;[.A87];&quot;&quot;)" office:value-type="string" office:string-value="4.5" calcext:value-type="string">
            <text:p>4.5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table:formula="of:=IF([.A88]&lt;&gt;&quot;&quot;;[.A88];&quot;&quot;)" office:value-type="string" office:string-value="4.6" calcext:value-type="string">
            <text:p>4.6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table:formula="of:=IF([.A89]&lt;&gt;&quot;&quot;;[.A89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table:formula="of:=IF([.A90]&lt;&gt;&quot;&quot;;[.A90];&quot;&quot;)" office:value-type="string" office:string-value="4.7" calcext:value-type="string">
            <text:p>4.7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hdequec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table:formula="of:=IF([.A91]&lt;&gt;&quot;&quot;;[.A9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yla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table:formula="of:=IF([.A92]&lt;&gt;&quot;&quot;;[.A9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yla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table:formula="of:=IF([.A93]&lt;&gt;&quot;&quot;;[.A9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inzi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 table:formula="of:=IF([.A94]&lt;&gt;&quot;&quot;;[.A94];&quot;&quot;)" office:value-type="string" office:string-value="5.1" calcext:value-type="string">
            <text:p>5.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© Volksmission Freudensta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 table:formula="of:=IF([.A95]&lt;&gt;&quot;&quot;;[.A95];&quot;&quot;)" office:value-type="string" office:string-value="5.2" calcext:value-type="string">
            <text:p>5.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© Volksmission Freudensta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 table:formula="of:=IF([.A96]&lt;&gt;&quot;&quot;;[.A96];&quot;&quot;)" office:value-type="string" office:string-value="5.3" calcext:value-type="string">
            <text:p>5.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© Volksmission Freudensta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table:formula="of:=IF([.A97]&lt;&gt;&quot;&quot;;[.A97];&quot;&quot;)" office:value-type="string" office:string-value="5.4" calcext:value-type="string">
            <text:p>5.4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table:formula="of:=IF([.A98]&lt;&gt;&quot;&quot;;[.A98];&quot;&quot;)" office:value-type="string" office:string-value="5.5" calcext:value-type="string">
            <text:p>5.5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kob Erhardt / c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table:formula="of:=IF([.A99]&lt;&gt;&quot;&quot;;[.A99];&quot;&quot;)" office:value-type="string" office:string-value="6.1" calcext:value-type="string">
            <text:p>6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riousT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table:formula="of:=IF([.A100]&lt;&gt;&quot;&quot;;[.A100];&quot;&quot;)" office:value-type="string" office:string-value="6.2" calcext:value-type="string">
            <text:p>6.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r.in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table:formula="of:=IF([.A101]&lt;&gt;&quot;&quot;;[.A10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ies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table:formula="of:=IF([.A102]&lt;&gt;&quot;&quot;;[.A10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l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table:formula="of:=IF([.A103]&lt;&gt;&quot;&quot;;[.A10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me_b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table:formula="of:=IF([.A104]&lt;&gt;&quot;&quot;;[.A104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wel_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table:formula="of:=IF([.A105]&lt;&gt;&quot;&quot;;[.A105];&quot;&quot;)" office:value-type="string" office:string-value="6.3" calcext:value-type="string">
            <text:p>6.3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ue Chasta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table:formula="of:=IF([.A106]&lt;&gt;&quot;&quot;;[.A106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table:formula="of:=IF([.A107]&lt;&gt;&quot;&quot;;[.A10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euilDeN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table:formula="of:=IF([.A108]&lt;&gt;&quot;&quot;;[.A108];&quot;&quot;)" office:value-type="string" office:string-value="6.4" calcext:value-type="string">
            <text:p>6.4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gobert83+qubodu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table:formula="of:=IF([.A109]&lt;&gt;&quot;&quot;;[.A109];&quot;&quot;)">
            <text:p/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ue Chasta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table:formula="of:=IF([.A110]&lt;&gt;&quot;&quot;;[.A110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table:formula="of:=IF([.A111]&lt;&gt;&quot;&quot;;[.A111];&quot;&quot;)" office:value-type="string" office:string-value="6.5" calcext:value-type="string">
            <text:p>6.5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table:formula="of:=IF([.A112]&lt;&gt;&quot;&quot;;[.A112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rs Roesc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table:formula="of:=IF([.A113]&lt;&gt;&quot;&quot;;[.A113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table:formula="of:=IF([.A114]&lt;&gt;&quot;&quot;;[.A114];&quot;&quot;)" office:value-type="string" office:string-value="6.6" calcext:value-type="string">
            <text:p>6.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table:formula="of:=IF([.A115]&lt;&gt;&quot;&quot;;[.A1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cretlond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table:formula="of:=IF([.A116]&lt;&gt;&quot;&quot;;[.A116];&quot;&quot;)" office:value-type="string" office:string-value="7.1" calcext:value-type="string">
            <text:p>7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d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table:formula="of:=IF([.A117]&lt;&gt;&quot;&quot;;[.A1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table:formula="of:=IF([.A118]&lt;&gt;&quot;&quot;;[.A118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ke / c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table:formula="of:=IF([.A119]&lt;&gt;&quot;&quot;;[.A11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ro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table:formula="of:=IF([.A120]&lt;&gt;&quot;&quot;;[.A12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aav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table:formula="of:=IF([.A121]&lt;&gt;&quot;&quot;;[.A121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ksmission Gebäude</text:p>
          </table:table-cell>
          <table:table-cell table:formula="of:=IF([.A122]&lt;&gt;&quot;&quot;;[.A122];&quot;&quot;)">
            <text:p/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hristoph Fisch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table:formula="of:=IF([.A123]&lt;&gt;&quot;&quot;;[.A12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zomb_k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table:formula="of:=IF([.A124]&lt;&gt;&quot;&quot;;[.A124];&quot;&quot;)" office:value-type="string" office:string-value="7.2" calcext:value-type="string">
            <text:p>7.2</text:p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leingruppenlogo</text:p>
          </table:table-cell>
          <table:table-cell table:formula="of:=IF([.A125]&lt;&gt;&quot;&quot;;[.A125];&quot;&quot;)">
            <text:p/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© Volksmission Freudensta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3</text:p>
          </table:table-cell>
          <table:table-cell/>
          <table:table-cell table:formula="of:=IF([.A126]&lt;&gt;&quot;&quot;;[.A126];&quot;&quot;)" office:value-type="string" office:string-value="7.3" calcext:value-type="string">
            <text:p>7.3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table:formula="of:=IF([.A127]&lt;&gt;&quot;&quot;;[.A127];&quot;&quot;)" office:value-type="string" office:string-value="7.4" calcext:value-type="string">
            <text:p>7.4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olfgang Dirsche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table:formula="of:=IF([.A128]&lt;&gt;&quot;&quot;;[.A128];&quot;&quot;)" office:value-type="string" office:string-value="7.5" calcext:value-type="string">
            <text:p>7.5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istair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table:formula="of:=IF([.A129]&lt;&gt;&quot;&quot;;[.A129];&quot;&quot;)" office:value-type="string" office:string-value="8.1" calcext:value-type="string">
            <text:p>8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ky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2</text:p>
          </table:table-cell>
          <table:table-cell/>
          <table:table-cell table:formula="of:=IF([.A130]&lt;&gt;&quot;&quot;;[.A130];&quot;&quot;)" office:value-type="string" office:string-value="8.2" calcext:value-type="string">
            <text:p>8.2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table:formula="of:=IF([.A131]&lt;&gt;&quot;&quot;;[.A131];&quot;&quot;)" office:value-type="string" office:string-value="9.1" calcext:value-type="string">
            <text:p>9.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efan B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table:formula="of:=IF([.A132]&lt;&gt;&quot;&quot;;[.A132];&quot;&quot;)" office:value-type="string" office:string-value="9.2" calcext:value-type="string">
            <text:p>9.2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aob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table:formula="of:=IF([.A133]&lt;&gt;&quot;&quot;;[.A133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table:formula="of:=IF([.A134]&lt;&gt;&quot;&quot;;[.A134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ee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table:formula="of:=IF([.A135]&lt;&gt;&quot;&quot;;[.A135];&quot;&quot;)" office:value-type="string" office:string-value="9.3" calcext:value-type="string">
            <text:p>9.3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r.in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table:formula="of:=IF([.A136]&lt;&gt;&quot;&quot;;[.A136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eetra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table:formula="of:=IF([.A137]&lt;&gt;&quot;&quot;;[.A13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bysber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table:formula="of:=IF([.A138]&lt;&gt;&quot;&quot;;[.A13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ldchi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table:formula="of:=IF([.A139]&lt;&gt;&quot;&quot;;[.A139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yberscoo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table:formula="of:=IF([.A140]&lt;&gt;&quot;&quot;;[.A140];&quot;&quot;)" office:value-type="string" office:string-value="10.1" calcext:value-type="string">
            <text:p>10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lobal qui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table:formula="of:=IF([.A141]&lt;&gt;&quot;&quot;;[.A141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table:formula="of:=IF([.A142]&lt;&gt;&quot;&quot;;[.A142];&quot;&quot;)" office:value-type="string" office:string-value="10.2" calcext:value-type="string">
            <text:p>10.2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table:formula="of:=IF([.A143]&lt;&gt;&quot;&quot;;[.A143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table:formula="of:=IF([.A144]&lt;&gt;&quot;&quot;;[.A144];&quot;&quot;)" office:value-type="string" office:string-value="11.1" calcext:value-type="string">
            <text:p>11.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rgit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table:formula="of:=IF([.A145]&lt;&gt;&quot;&quot;;[.A14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ummi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table:formula="of:=IF([.A146]&lt;&gt;&quot;&quot;;[.A14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nyHegewa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table:formula="of:=IF([.A147]&lt;&gt;&quot;&quot;;[.A147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olfgang Dirscher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table:formula="of:=IF([.A148]&lt;&gt;&quot;&quot;;[.A148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G-Berli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table:formula="of:=IF([.A149]&lt;&gt;&quot;&quot;;[.A14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exander Dre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table:formula="of:=IF([.A150]&lt;&gt;&quot;&quot;;[.A150];&quot;&quot;)" office:value-type="string" office:string-value="11.2" calcext:value-type="string">
            <text:p>11.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. Grossman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table:formula="of:=IF([.A151]&lt;&gt;&quot;&quot;;[.A151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exander Dreh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table:formula="of:=IF([.A152]&lt;&gt;&quot;&quot;;[.A152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 Bit Better Corp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3</text:p>
          </table:table-cell>
          <table:table-cell/>
          <table:table-cell table:formula="of:=IF([.A153]&lt;&gt;&quot;&quot;;[.A153];&quot;&quot;)" office:value-type="string" office:string-value="11.3" calcext:value-type="string">
            <text:p>11.3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Couple</text:p>
          </table:table-cell>
          <table:table-cell table:formula="of:=IF([.A154]&lt;&gt;&quot;&quot;;[.A154];&quot;&quot;)" office:value-type="string" office:string-value="11.4" calcext:value-type="string">
            <text:p>11.4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resquesa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elspaß</text:p>
          </table:table-cell>
          <table:table-cell table:formula="of:=IF([.A155]&lt;&gt;&quot;&quot;;[.A15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.Gast/c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lderrahmen</text:p>
          </table:table-cell>
          <table:table-cell table:formula="of:=IF([.A156]&lt;&gt;&quot;&quot;;[.A15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rika Grazili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op-schild</text:p>
          </table:table-cell>
          <table:table-cell table:formula="of:=IF([.A157]&lt;&gt;&quot;&quot;;[.A157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iktor Mildenber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Speech bubble</text:p>
          </table:table-cell>
          <table:table-cell table:formula="of:=IF([.A158]&lt;&gt;&quot;&quot;;[.A158];&quot;&quot;)" office:value-type="string" office:string-value="11.5" calcext:value-type="string">
            <text:p>11.5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callapal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pätung</text:p>
          </table:table-cell>
          <table:table-cell table:formula="of:=IF([.A159]&lt;&gt;&quot;&quot;;[.A15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olfgang Dirscher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table:formula="of:=IF([.A160]&lt;&gt;&quot;&quot;;[.A16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a Hegewa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meinsam den Sonnenuntergang genießen</text:p>
          </table:table-cell>
          <table:table-cell table:formula="of:=IF([.A161]&lt;&gt;&quot;&quot;;[.A161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gieconscio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table:formula="of:=IF([.A162]&lt;&gt;&quot;&quot;;[.A162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va Ru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Euro</text:p>
          </table:table-cell>
          <table:table-cell table:formula="of:=IF([.A163]&lt;&gt;&quot;&quot;;[.A163];&quot;&quot;)" office:value-type="string" office:string-value="12.1" calcext:value-type="string">
            <text:p>12.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enjamin Kl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Verona, Castelvecchio 1</text:p>
          </table:table-cell>
          <table:table-cell table:formula="of:=IF([.A164]&lt;&gt;&quot;&quot;;[.A164];&quot;&quot;)" office:value-type="string" office:string-value="13.1" calcext:value-type="string">
            <text:p>13.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lf Hand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hlhelm</text:p>
          </table:table-cell>
          <table:table-cell table:formula="of:=IF([.A165]&lt;&gt;&quot;&quot;;[.A165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pspro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night on a horse</text:p>
          </table:table-cell>
          <table:table-cell table:formula="of:=IF([.A166]&lt;&gt;&quot;&quot;;[.A166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amila_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tique weapons 3</text:p>
          </table:table-cell>
          <table:table-cell table:formula="of:=IF([.A167]&lt;&gt;&quot;&quot;;[.A16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ol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nightly helmet</text:p>
          </table:table-cell>
          <table:table-cell table:formula="of:=IF([.A168]&lt;&gt;&quot;&quot;;[.A168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alss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eld</text:p>
          </table:table-cell>
          <table:table-cell table:formula="of:=IF([.A169]&lt;&gt;&quot;&quot;;[.A16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s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tle wall</text:p>
          </table:table-cell>
          <table:table-cell table:formula="of:=IF([.A170]&lt;&gt;&quot;&quot;;[.A17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kitty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table:formula="of:=IF([.A171]&lt;&gt;&quot;&quot;;[.A17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yla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punzel als Barbie</text:p>
          </table:table-cell>
          <table:table-cell table:formula="of:=IF([.A172]&lt;&gt;&quot;&quot;;[.A172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nia Kehn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toschlüssel</text:p>
          </table:table-cell>
          <table:table-cell table:formula="of:=IF([.A173]&lt;&gt;&quot;&quot;;[.A173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hris Be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in</text:p>
          </table:table-cell>
          <table:table-cell table:formula="of:=IF([.A174]&lt;&gt;&quot;&quot;;[.A174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onsta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table:formula="of:=IF([.A175]&lt;&gt;&quot;&quot;;[.A17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oyeg3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cherheit</text:p>
          </table:table-cell>
          <table:table-cell table:formula="of:=IF([.A176]&lt;&gt;&quot;&quot;;[.A176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ernd K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saltcellar</text:p>
          </table:table-cell>
          <table:table-cell table:formula="of:=IF([.A177]&lt;&gt;&quot;&quot;;[.A177];&quot;&quot;)" office:value-type="string" office:string-value="14.1" calcext:value-type="string">
            <text:p>14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ip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ing Yang</text:p>
          </table:table-cell>
          <table:table-cell table:formula="of:=IF([.A178]&lt;&gt;&quot;&quot;;[.A17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nio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ah (green)</text:p>
          </table:table-cell>
          <table:table-cell table:formula="of:=IF([.A179]&lt;&gt;&quot;&quot;;[.A179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ifta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</text:p>
          </table:table-cell>
          <table:table-cell/>
          <table:table-cell table:formula="of:=IF([.A180]&lt;&gt;&quot;&quot;;[.A180];&quot;&quot;)" office:value-type="string" office:string-value="14.2" calcext:value-type="string">
            <text:p>14.2</text:p>
          </table:table-cell>
          <table:table-cell/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Praying hands</text:p>
          </table:table-cell>
          <table:table-cell table:formula="of:=IF([.A181]&lt;&gt;&quot;&quot;;[.A181];&quot;&quot;)" office:value-type="string" office:string-value="14.3" calcext:value-type="string">
            <text:p>14.3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orenzo Luen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Cartoon Globe</text:p>
          </table:table-cell>
          <table:table-cell table:formula="of:=IF([.A182]&lt;&gt;&quot;&quot;;[.A182];&quot;&quot;)" office:value-type="string" office:string-value="14.4" calcext:value-type="string">
            <text:p>14.4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.00.0000</text:date>, <text:time style:data-style-name="N2" text:time-value="0000-00-00T00:00:01.7892444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8T17:22:16.989890092</dc:date>
    <meta:editing-duration>P3DT2H44M31S</meta:editing-duration>
    <meta:generator>LibreOffice/4.1.1.2$Linux_X86_64 LibreOffice_project/410m0$Build-2</meta:generator>
    <meta:editing-cycles>117</meta:editing-cycles>
    <meta:document-statistic meta:table-count="2" meta:cell-count="945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